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Lucida Grande', Geneva, Verdana, Helvetica, sans-serif"/>
    <style:font-face style:name="Helvetica" svg:font-family="Helvetica, Georgia, 'Times New Roman', serif"/>
    <style:font-face style:name="Arial3"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8153b" officeooo:paragraph-rsid="0018ce2d"/>
    </style:style>
    <style:style style:name="P2" style:family="paragraph" style:parent-style-name="Standard">
      <style:text-properties style:font-name="Arial" fo:font-size="12pt" officeooo:rsid="0018153b" officeooo:paragraph-rsid="0018ce2d" style:font-size-asian="12pt" style:font-size-complex="12pt"/>
    </style:style>
    <style:style style:name="P3" style:family="paragraph" style:parent-style-name="Standard">
      <style:text-properties style:font-name="Arial" officeooo:rsid="001ab291" officeooo:paragraph-rsid="001ab291"/>
    </style:style>
    <style:style style:name="P4" style:family="paragraph" style:parent-style-name="Standard">
      <style:text-properties style:font-name="Arial" officeooo:rsid="001b620a" officeooo:paragraph-rsid="001dbd4c"/>
    </style:style>
    <style:style style:name="P5" style:family="paragraph" style:parent-style-name="Standard">
      <style:text-properties style:font-name="Arial" fo:font-style="italic" fo:font-weight="normal" officeooo:rsid="0018153b" officeooo:paragraph-rsid="0018153b" style:font-style-asian="italic" style:font-weight-asian="normal" style:font-style-complex="italic" style:font-weight-complex="normal"/>
    </style:style>
    <style:style style:name="P6" style:family="paragraph" style:parent-style-name="Standard">
      <style:text-properties officeooo:paragraph-rsid="0020b39f"/>
    </style:style>
    <style:style style:name="P7" style:family="paragraph" style:parent-style-name="Standard">
      <style:text-properties officeooo:paragraph-rsid="0021c653"/>
    </style:style>
    <style:style style:name="P8" style:family="paragraph" style:parent-style-name="Standard">
      <style:paragraph-properties fo:margin-left="0cm" fo:margin-right="0cm" fo:text-align="start" style:justify-single-word="false" fo:orphans="2" fo:widows="2" fo:text-indent="0cm" style:auto-text-indent="false"/>
    </style:style>
    <style:style style:name="P9" style:family="paragraph" style:parent-style-name="Standard">
      <style:paragraph-properties fo:margin-left="0cm" fo:margin-right="0cm" fo:text-align="start" style:justify-single-word="false" fo:orphans="2" fo:widows="2" fo:text-indent="0cm" style:auto-text-indent="false"/>
      <style:text-properties officeooo:rsid="001b620a" officeooo:paragraph-rsid="001b620a"/>
    </style:style>
    <style:style style:name="T1" style:family="text">
      <style:text-properties fo:font-variant="normal" fo:text-transform="none" fo:color="#333333" loext:opacity="100%" style:font-name="Arial2" fo:font-size="9pt" fo:letter-spacing="normal" fo:font-style="normal" fo:font-weight="normal"/>
    </style:style>
    <style:style style:name="T2" style:family="text">
      <style:text-properties fo:font-variant="normal" fo:text-transform="none" fo:color="#555555" loext:opacity="100%" fo:letter-spacing="normal" fo:font-style="normal" fo:font-weight="normal"/>
    </style:style>
    <style:style style:name="T3" style:family="text">
      <style:text-properties fo:font-variant="normal" fo:text-transform="none" fo:color="#555555" loext:opacity="100%" fo:letter-spacing="normal" fo:font-style="normal" fo:font-weight="normal" officeooo:rsid="0018ce2d"/>
    </style:style>
    <style:style style:name="T4" style:family="text">
      <style:text-properties fo:font-variant="normal" fo:text-transform="none" fo:color="#555555" loext:opacity="100%" fo:letter-spacing="normal" fo:font-style="italic" fo:font-weight="bold" officeooo:rsid="0018ce2d" style:font-style-asian="italic" style:font-weight-asian="bold" style:font-style-complex="italic" style:font-weight-complex="bold"/>
    </style:style>
    <style:style style:name="T5" style:family="text">
      <style:text-properties fo:font-style="normal" fo:font-weight="normal" officeooo:rsid="001ab291" style:font-style-asian="normal" style:font-weight-asian="normal" style:font-style-complex="normal" style:font-weight-complex="normal"/>
    </style:style>
    <style:style style:name="T6" style:family="text">
      <style:text-properties fo:font-style="normal" fo:font-weight="normal" officeooo:rsid="001bb454" style:font-style-asian="normal" style:font-weight-asian="normal" style:font-style-complex="normal" style:font-weight-complex="normal"/>
    </style:style>
    <style:style style:name="T7" style:family="text">
      <style:text-properties fo:font-style="normal" fo:font-weight="normal" officeooo:rsid="001c30f2" style:font-style-asian="normal" style:font-weight-asian="normal" style:font-style-complex="normal" style:font-weight-complex="normal"/>
    </style:style>
    <style:style style:name="T8" style:family="text">
      <style:text-properties fo:font-style="normal" fo:font-weight="normal" officeooo:rsid="001d8ede" style:font-style-asian="normal" style:font-weight-asian="normal" style:font-style-complex="normal" style:font-weight-complex="normal"/>
    </style:style>
    <style:style style:name="T9" style:family="text">
      <style:text-properties fo:font-style="normal" fo:font-weight="normal" officeooo:rsid="001dbd4c" style:font-style-asian="normal" style:font-weight-asian="normal" style:font-style-complex="normal" style:font-weight-complex="normal"/>
    </style:style>
    <style:style style:name="T10" style:family="text">
      <style:text-properties fo:font-style="normal" fo:font-weight="normal" officeooo:rsid="001e69b9" style:font-style-asian="normal" style:font-weight-asian="normal" style:font-style-complex="normal" style:font-weight-complex="normal"/>
    </style:style>
    <style:style style:name="T11" style:family="text">
      <style:text-properties fo:font-style="normal" fo:font-weight="normal" officeooo:rsid="001f92f4" style:font-style-asian="normal" style:font-weight-asian="normal" style:font-style-complex="normal" style:font-weight-complex="normal"/>
    </style:style>
    <style:style style:name="T12" style:family="text">
      <style:text-properties fo:font-style="normal" fo:font-weight="normal" officeooo:rsid="0020b39f" style:font-style-asian="normal" style:font-weight-asian="normal" style:font-style-complex="normal" style:font-weight-complex="normal"/>
    </style:style>
    <style:style style:name="T13" style:family="text">
      <style:text-properties fo:font-style="normal" fo:font-weight="normal" officeooo:rsid="0021c653" style:font-style-asian="normal" style:font-weight-asian="normal" style:font-style-complex="normal" style:font-weight-complex="normal"/>
    </style:style>
    <style:style style:name="T14" style:family="text">
      <style:text-properties fo:font-style="normal" fo:font-weight="bold" officeooo:rsid="0020b39f"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font-name="Arial" fo:font-style="normal" fo:font-weight="normal" officeooo:rsid="001f92f4" style:font-style-asian="normal" style:font-weight-asian="normal" style:font-style-complex="normal" style:font-weight-complex="normal"/>
    </style:style>
    <style:style style:name="T17" style:family="text">
      <style:text-properties style:font-name="Arial" fo:font-style="normal" fo:font-weight="normal" officeooo:rsid="00209eb6" style:font-style-asian="normal" style:font-weight-asian="normal" style:font-style-complex="normal" style:font-weight-complex="normal"/>
    </style:style>
    <style:style style:name="T18" style:family="text">
      <style:text-properties style:font-name="Arial" fo:font-style="normal" fo:font-weight="normal" officeooo:rsid="0020b39f" style:font-style-asian="normal" style:font-weight-asian="normal" style:font-style-complex="normal" style:font-weight-complex="normal"/>
    </style:style>
    <style:style style:name="T19" style:family="text">
      <style:text-properties style:font-name="Arial" fo:font-style="normal" fo:font-weight="normal" officeooo:rsid="001bb454" style:font-style-asian="normal" style:font-weight-asian="normal" style:font-style-complex="normal" style:font-weight-complex="normal"/>
    </style:style>
    <style:style style:name="T20" style:family="text">
      <style:text-properties style:font-name="Arial" fo:font-style="normal" fo:font-weight="normal" officeooo:rsid="001ab291" style:font-style-asian="normal" style:font-weight-asian="normal" style:font-style-complex="normal" style:font-weight-complex="normal"/>
    </style:style>
    <style:style style:name="T21" style:family="text">
      <style:text-properties style:font-name="Arial" fo:font-style="normal" fo:font-weight="normal" officeooo:rsid="001c30f2" style:font-style-asian="normal" style:font-weight-asian="normal" style:font-style-complex="normal" style:font-weight-complex="normal"/>
    </style:style>
    <style:style style:name="T22" style:family="text">
      <style:text-properties style:font-name="Arial" fo:font-style="normal" fo:font-weight="normal" officeooo:rsid="0021c653" style:font-style-asian="normal" style:font-weight-asian="normal" style:font-style-complex="normal" style:font-weight-complex="normal"/>
    </style:style>
    <style:style style:name="T23" style:family="text">
      <style:text-properties style:font-name="Arial" fo:font-style="normal" fo:font-weight="normal" officeooo:rsid="001d8ede" style:font-style-asian="normal" style:font-weight-asian="normal" style:font-style-complex="normal" style:font-weight-complex="normal"/>
    </style:style>
    <style:style style:name="T24" style:family="text">
      <style:text-properties style:font-name="Arial" fo:font-style="normal" fo:font-weight="normal" officeooo:rsid="001dbd4c" style:font-style-asian="normal" style:font-weight-asian="normal" style:font-style-complex="normal" style:font-weight-complex="normal"/>
    </style:style>
    <style:style style:name="T25" style:family="text">
      <style:text-properties style:font-name="Arial" fo:font-style="normal" fo:font-weight="normal" officeooo:rsid="001e69b9" style:font-style-asian="normal" style:font-weight-asian="normal" style:font-style-complex="normal" style:font-weight-complex="normal"/>
    </style:style>
    <style:style style:name="T26" style:family="text">
      <style:text-properties style:font-name="Arial" fo:font-style="italic" fo:font-weight="bold" officeooo:rsid="001f92f4" style:font-style-asian="italic" style:font-weight-asian="bold" style:font-style-complex="italic" style:font-weight-complex="bold"/>
    </style:style>
    <style:style style:name="T27" style:family="text">
      <style:text-properties style:font-name="Arial" fo:font-style="italic" fo:font-weight="bold" officeooo:rsid="001ab291" style:font-style-asian="italic" style:font-weight-asian="bold" style:font-style-complex="italic" style:font-weight-complex="bold"/>
    </style:style>
    <style:style style:name="T28" style:family="text">
      <style:text-properties style:font-name="Arial" fo:font-style="italic" fo:font-weight="bold" officeooo:rsid="0020b39f" style:font-style-asian="italic" style:font-weight-asian="bold" style:font-style-complex="italic" style:font-weight-complex="bold"/>
    </style:style>
    <style:style style:name="T29" style:family="text">
      <style:text-properties style:font-name="Arial" fo:font-style="italic" fo:font-weight="bold" officeooo:rsid="001d8ede" style:font-style-asian="italic" style:font-weight-asian="bold" style:font-style-complex="italic" style:font-weight-complex="bold"/>
    </style:style>
    <style:style style:name="T30" style:family="text">
      <style:text-properties style:font-name="Arial" fo:font-style="italic" fo:font-weight="normal" officeooo:rsid="001bb454" style:font-style-asian="italic" style:font-weight-asian="normal" style:font-style-complex="italic" style:font-weight-complex="normal"/>
    </style:style>
    <style:style style:name="T31" style:family="text">
      <style:text-properties style:font-name="Arial" officeooo:rsid="001b620a"/>
    </style:style>
    <style:style style:name="T32" style:family="text">
      <style:text-properties style:font-name="Arial" officeooo:rsid="001bb454"/>
    </style:style>
    <style:style style:name="T33" style:family="text">
      <style:text-properties officeooo:rsid="0018ce2d"/>
    </style:style>
    <style:style style:name="T34" style:family="text">
      <style:text-properties officeooo:rsid="001ab291"/>
    </style:style>
    <style:style style:name="T35" style:family="text">
      <style:text-properties fo:font-weight="bold" style:font-weight-asian="bold" style:font-weight-complex="bold"/>
    </style:style>
    <style:style style:name="T36" style:family="text">
      <style:text-properties fo:font-style="italic" fo:font-weight="bold" officeooo:rsid="001ab291" style:font-style-asian="italic" style:font-weight-asian="bold" style:font-style-complex="italic" style:font-weight-complex="bold"/>
    </style:style>
    <style:style style:name="T37" style:family="text">
      <style:text-properties fo:font-style="italic" fo:font-weight="bold" officeooo:rsid="001d8ede" style:font-style-asian="italic" style:font-weight-asian="bold" style:font-style-complex="italic" style:font-weight-complex="bold"/>
    </style:style>
    <style:style style:name="T38" style:family="text">
      <style:text-properties fo:font-style="italic" fo:font-weight="bold" officeooo:rsid="0020b39f" style:font-style-asian="italic" style:font-weight-asian="bold" style:font-style-complex="italic" style:font-weight-complex="bold"/>
    </style:style>
    <style:style style:name="T39" style:family="text">
      <style:text-properties fo:font-style="italic" fo:font-weight="normal" officeooo:rsid="001bb454" style:font-style-asian="italic" style:font-weight-asian="normal" style:font-style-complex="italic" style:font-weight-complex="normal"/>
    </style:style>
    <style:style style:name="T40" style:family="text">
      <style:text-properties officeooo:rsid="001abd89"/>
    </style:style>
    <style:style style:name="T41" style:family="text">
      <style:text-properties officeooo:rsid="001bb454"/>
    </style:style>
    <style:style style:name="T42" style:family="text">
      <style:text-properties officeooo:rsid="001e69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A partir de la lectura y reflexión de los puntos 2 y 2.1 del  Manual de Ciencia, Tecnología y Sociedad  desarrollen un texto en donde se haga visible  las diferentes maneras de entender la tecnología y por qué  éstas son importantes para conceptualizar qué es la informática. Cuando armen el texto señalen en negrita los conceptos que consideran relevantes. </text:span> </text:p>
      <text:p text:style-name="P8"/>
      <text:p text:style-name="P9">Informatica: ciencia, tecnologia, artefacto, ingenieria.</text:p>
      <text:p text:style-name="P9"/>
      <text:p text:style-name="P9"/>
      <text:p text:style-name="P2"><text:span text:style-name="T2">Cualquier uso que hagamos de un </text:span><text:span text:style-name="T4">artefacto</text:span><text:span text:style-name="T2"> para automatizar nuestras actividades puede englobarse en la categoría de informática, sin que importe en qué </text:span><text:span text:style-name="T3">tecnología</text:span><text:span text:style-name="T2"> se encuentre.</text:span></text:p>
      <text:p text:style-name="P1"><text:span text:style-name="T33">Una de las formas de comprender a la informatica es como una tecnología </text:span><text:span text:style-name="T34">ya que este concepto nos permite entenderla de manera mas </text:span><text:span text:style-name="T36">integral</text:span><text:span text:style-name="T34">. </text:span></text:p>
      <text:p text:style-name="P3">La tecnologia la podemos caracterizar como la <text:span text:style-name="T35">producción</text:span><text:span text:style-name="T15"> y la </text:span><text:span text:style-name="T35">utilidad</text:span> q le damos a un artefacto, <text:span text:style-name="T40">es por ello que la informatizacion.</text:span></text:p>
      <text:p text:style-name="P3"/>
      <text:p text:style-name="P4">En este texto se desarrolla las diferentes maneras de entender la tecnología bajo algunos términos que facilitaran su conceptualizacion, <text:span text:style-name="T42">y en base a esto como se vincula con la informática.</text:span> </text:p>
      <text:p text:style-name="P7"><text:span text:style-name="T31">El autor plantea </text:span><text:span text:style-name="T32">que</text:span><text:span text:style-name="T30"> </text:span><text:span text:style-name="T19">l</text:span><text:span text:style-name="T20">a tecnología la podemos caracterizar como la producción y la utilidad q</text:span><text:span text:style-name="T19">ue</text:span><text:span text:style-name="T20"> le damos a un </text:span><text:span text:style-name="T27">artefacto</text:span><text:span text:style-name="T19"> para transformar el mundo. Es</text:span><text:span text:style-name="T21">ta distinción</text:span><text:span text:style-name="T19"> </text:span><text:span text:style-name="T21">nos permite afirmar como parte de la informática <text:s/>el uso de los artefactos, como </text:span><text:span text:style-name="T19">computadoras, camaras, </text:span><text:span text:style-name="T21">telefonos, </text:span><text:span text:style-name="T19">etc. </text:span><text:span text:style-name="T21">en el cual fueron creados para cumplir sus funcionalidades. Ahora bien, </text:span><text:span text:style-name="T22">l</text:span><text:span text:style-name="T18">a teorizacion sobre los artefactos indica que quien los disenia lo hace incorporando un plan de accion, lo que se conoce como funcion propia. Sin embargo, se puede distinguir que la comprension de estos artefactos se divide por un lado a su estructura fisica y por otro </text:span><text:span text:style-name="T22">a </text:span><text:span text:style-name="T18">la funcionalidad atribuida por la </text:span><text:span text:style-name="T28">intencionalidad </text:span><text:span text:style-name="T22">de </text:span><text:span text:style-name="T18">quiene</text:span><text:span text:style-name="T22">s</text:span><text:span text:style-name="T18"> los diseñan y los usan. </text:span><text:span text:style-name="T22">Aqui nace</text:span><text:span text:style-name="T23"> la problemática de las </text:span><text:span text:style-name="T29">autorías</text:span><text:span text:style-name="T23"> de los </text:span><text:span text:style-name="T29">diseños</text:span><text:span text:style-name="T23">. Existen ciertos artefactos que tiene</text:span><text:span text:style-name="T24">n la característica de poseer</text:span><text:span text:style-name="T23"> derechos de autor </text:span><text:span text:style-name="T24">que bloquean la capacidad de atribuir </text:span><text:span text:style-name="T25">nuevas</text:span><text:span text:style-name="T24"> funcionalidades, o bien la invención de un artefacto nuevo. Un ejemplo de esta situación se da en la disputa entre el movimiento que puede llamarse copyleft y el movimiento del copyright, </text:span><text:span text:style-name="T25">o para enfatizar en la informática, el ejemplo de dos modelos diferentes, como es Microsoft, </text:span><text:span text:style-name="T22">en donde no </text:span><text:span text:style-name="T10"><text:s/></text:span><text:span text:style-name="T25">pueden introducir ningún tipo de modificaciones, no pueden compartirlos y, si </text:span><text:span text:style-name="T22">surge algún problema</text:span><text:span text:style-name="T25">, tienen que esperar a que la empresa los resuelva, representa un modelo mas propietario y privado, y por otro lado, un modelo libre y abierto donde sus usuarios puede </text:span><text:span text:style-name="T22">intervenir, acceder y tener </text:span><text:span text:style-name="T25">un conocimiento mas funcional y estructural, como lo es </text:span><text:span text:style-name="T22">la comunidad de software libre (Linux)</text:span><text:span text:style-name="T25">.</text:span></text:p>
      <text:p text:style-name="P6"><text:span text:style-name="T18"/></text:p>
      <text:p text:style-name="P4"><text:span text:style-name="T10"/></text:p>
      <text:p text:style-name="P4"><text:span text:style-name="T9"><text:s/></text:span><text:span text:style-name="T8"><text:s/></text:span></text:p>
      <text:p text:style-name="P4"><text:span text:style-name="T8"><text:s/></text:span></text:p>
      <text:p text:style-name="P5"><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Lucida Grande', Geneva, Verdana, Helvetica, sans-serif"/>
    <style:font-face style:name="Helvetica" svg:font-family="Helvetica, Georgia, 'Times New Roman', serif"/>
    <style:font-face style:name="Arial3"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7T15:21:28.340000000</meta:creation-date>
    <dc:date>2021-09-09T00:34:52.986000000</dc:date>
    <meta:editing-duration>PT16M3S</meta:editing-duration>
    <meta:editing-cycles>1</meta:editing-cycles>
    <meta:document-statistic meta:table-count="0" meta:image-count="0" meta:object-count="0" meta:page-count="1" meta:paragraph-count="10" meta:word-count="424" meta:character-count="2641" meta:non-whitespace-character-count="2210"/>
    <meta:generator>LibreOffice/7.1.4.2$Windows_X86_64 LibreOffice_project/a529a4fab45b75fefc5b6226684193eb000654f6</meta:generator>
  </office:meta>
</office:document-meta>
</file>